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ee8c" officeooo:paragraph-rsid="001fee8c"/>
    </style:style>
    <style:style style:name="P2" style:family="paragraph" style:parent-style-name="Standard">
      <style:text-properties officeooo:rsid="00215d90" officeooo:paragraph-rsid="00215d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ечень стандартов необходимых для описания проекта.</text:p>
      <text:p text:style-name="P2">IEEE Std 1008-1987 (R1993), Standard for Software Unit Testing</text:p>
      <text:p text:style-name="P2">IEEE Std 1045-1992, Standard for Software Productivity Metrics</text:p>
      <text:p text:style-name="P2">IEEE Std 1061-1998, Standard for a Software Quality Metrics Methodology</text:p>
      <text:p text:style-name="P2">IEEE Std 1063-2001, Standard for Software User Documentation</text:p>
      <text:p text:style-name="P2">IEEE Std 1219-1998, Standard for Software Maintenance</text:p>
      <text:p text:style-name="P2">IEEE Std 1233-1998, Guide for Developing System Requirements Specifications</text:p>
      <text:p text:style-name="P2">IEEE Std 1471-2000. Recommended Practice for Architectural Description of Software Intensive Systems</text:p>
      <text:p text:style-name="P2">IEEE Std 829-1998, Standard for Software Test Documentation</text:p>
      <text:p text:style-name="P2">IEEE Std 830-1998, Recommended Practice for Software Requirements Specifications</text:p>
      <text:p text:style-name="P2"/>
      <text:p text:style-name="P2">//IEEE Std 1016-1998, Recommended Practice for Software Design Descriptions</text:p>
      <text:p text:style-name="P2">//IEEE Std 1028-1997, Standard for Software Reviews</text:p>
      <text:p text:style-name="P2">//IEEE Std 1058-1998, Standard for Software Project Management Plans</text:p>
      <text:p text:style-name="P2">//IEEE Std 1062-1998, Recommended Practice for Software Acquisition</text:p>
      <text:p text:style-name="P2">//IEEE Std 1074-1997, Standard for Developing Software Life Cycle Processes</text:p>
      <text:p text:style-name="P2">//IEEE Std 1490-1998, Guide - Adoption of PMI Standard - A Guide to the Project Management Body of Knowledge</text:p>
      <text:p text:style-name="P2">//IEEE Std 1540-2001, Standard for Software Life Cycle Processes - Risk Management</text:p>
      <text:p text:style-name="P2">//IEEE Std 730-2002, Standard for Software Quality Assurance Plans</text:p>
      <text:p text:style-name="P2">//IEEE Std 828-1998, Standard for Software Configuration Management Plans</text:p>
      <text:p text:style-name="P2">//IEEE Std 830-1998. IEEE Recommended Practice for Software Requirements Specifications. Los Alamitos, CA: IEEE Computer Society Press.</text:p>
      <text:p text:style-name="P2">//IEEE, 1991. IEEE Software Engineering Standards Collection, Spring 1991 Edition. New York, NY: Institute of Electrical and Electronics Engineers.</text:p>
      <text:p text:style-name="P2">//IEEE, 1992. «Rear Adm. Grace Hopper dies at 85.» IEEE Computer, February, 8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9:20:08.073000000</meta:creation-date>
    <dc:date>2014-03-04T19:36:18.547000000</dc:date>
    <meta:editing-duration>PT14M38S</meta:editing-duration>
    <meta:editing-cycles>2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22" meta:word-count="227" meta:character-count="1701" meta:non-whitespace-character-count="1496"/>
  </office:meta>
</office:document-meta>
</file>